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f2fea" officeooo:paragraph-rsid="000f2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ted is a first person shooter aiming to redo the classic “Doom FPS Era” but in the godot engine, so its aiming will be done with arrows and shooting with K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9:46:01.013000000</meta:creation-date>
    <meta:generator>LibreOffice/7.4.2.3$Windows_x86 LibreOffice_project/382eef1f22670f7f4118c8c2dd222ec7ad009daf</meta:generator>
    <dc:date>2023-12-01T09:48:28.183000000</dc:date>
    <meta:editing-duration>PT34S</meta:editing-duration>
    <meta:editing-cycles>1</meta:editing-cycles>
    <meta:document-statistic meta:table-count="0" meta:image-count="0" meta:object-count="0" meta:page-count="1" meta:paragraph-count="1" meta:word-count="31" meta:character-count="163" meta:non-whitespace-character-count="133"/>
  </office:meta>
</office:document-meta>
</file>